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Georgia" svg:font-family="Georgia, 'Bitstream Charter', serif"/>
    <style:font-face style:name="Roboto" svg:font-family="Roboto"/>
    <style:font-face style:name="apple-system" svg:font-family="apple-system, BlinkMacSystemFont, 'Segoe UI', Roboto, Oxygen, Ubuntu, Cantarell, 'Open Sans', 'Helvetica Neue', sans-serif"/>
    <style:font-face style:name="arial" svg:font-family="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5pt" fo:font-style="normal" fo:font-weight="bold" officeooo:rsid="00060229" officeooo:paragraph-rsid="00060229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5pt" fo:language="es" fo:country="ES" fo:font-style="normal" fo:font-weight="bold" officeooo:rsid="000bc48e" officeooo:paragraph-rsid="000bc48e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21f48" officeooo:paragraph-rsid="00021f48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21f48" officeooo:paragraph-rsid="00021f4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21f48" officeooo:paragraph-rsid="00023d8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23d83" officeooo:paragraph-rsid="00023d8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34dc3" officeooo:paragraph-rsid="00034dc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4da98" officeooo:paragraph-rsid="0006022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136fa7" officeooo:paragraph-rsid="00136fa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Calibri" fo:font-size="15pt" fo:font-style="normal" fo:font-weight="normal" officeooo:rsid="0009dce4" officeooo:paragraph-rsid="00083c0c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Calibri" fo:font-size="15pt" fo:font-style="normal" fo:font-weight="normal" officeooo:rsid="0009dce4" officeooo:paragraph-rsid="0011f96e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Calibri" fo:font-size="13pt" fo:font-style="normal" fo:font-weight="normal" officeooo:rsid="0009dce4" officeooo:paragraph-rsid="000bc48e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officeooo:paragraph-rsid="000bc48e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3pt" fo:language="es" fo:country="ES" fo:font-style="normal" fo:font-weight="normal" officeooo:rsid="001ba257" officeooo:paragraph-rsid="001ba257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3pt" fo:language="en" fo:country="US" fo:font-style="normal" fo:font-weight="normal" officeooo:rsid="0013be95" officeooo:paragraph-rsid="0013be95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language="es" fo:country="ES" fo:font-style="normal" fo:font-weight="normal" officeooo:rsid="001ba257" officeooo:paragraph-rsid="001ba25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24pt" fo:font-style="italic" fo:font-weight="bold" officeooo:rsid="00006745" officeooo:paragraph-rsid="00006745" style:font-size-asian="21pt" style:font-style-asian="italic" style:font-weight-asian="bold" style:font-size-complex="24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3pt" fo:font-style="normal" fo:font-weight="normal" officeooo:rsid="00007686" officeooo:paragraph-rsid="00007686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3pt" fo:font-style="normal" fo:font-weight="normal" officeooo:rsid="0009dce4" officeooo:paragraph-rsid="0009dce4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13pt" fo:font-style="normal" fo:font-weight="normal" officeooo:rsid="00083c0c" officeooo:paragraph-rsid="00083c0c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Calibri" fo:font-size="13pt" fo:font-style="normal" fo:font-weight="normal" officeooo:rsid="00083c0c" officeooo:paragraph-rsid="000bc48e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Calibri" fo:font-size="13pt" fo:language="es" fo:country="ES" fo:font-style="normal" fo:font-weight="normal" officeooo:rsid="000d4641" officeooo:paragraph-rsid="000d4641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Calibri" fo:font-size="13pt" fo:language="es" fo:country="ES" fo:font-style="normal" fo:font-weight="normal" officeooo:rsid="0011f96e" officeooo:paragraph-rsid="0011f96e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alibri" fo:font-size="13pt" fo:language="es" fo:country="ES" fo:font-style="normal" fo:font-weight="normal" officeooo:rsid="001ba257" officeooo:paragraph-rsid="001ba257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libri" fo:font-size="13pt" fo:language="es" fo:country="ES" fo:font-style="normal" fo:font-weight="bold" officeooo:rsid="0011f96e" officeooo:paragraph-rsid="0011f96e" style:font-size-asian="13pt" style:font-style-asian="normal" style:font-weight-asian="bold" style:font-size-complex="13pt" style:font-style-complex="normal" style:font-weight-complex="bold"/>
    </style:style>
    <style:style style:name="P26" style:family="paragraph" style:parent-style-name="Standard">
      <style:paragraph-properties fo:text-align="end" style:justify-single-word="false"/>
      <style:text-properties fo:color="#000000" style:font-name="Calibri" fo:font-size="10pt" fo:font-style="normal" fo:font-weight="normal" officeooo:rsid="00006745" officeooo:paragraph-rsid="00006745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fo:color="#000000" style:font-name="Calibri" fo:font-size="10pt" fo:font-style="normal" fo:font-weight="bold" officeooo:rsid="00006745" officeooo:paragraph-rsid="00006745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Calibri" fo:font-size="15pt" fo:font-style="normal" fo:font-weight="bold" officeooo:rsid="00007686" officeooo:paragraph-rsid="00007686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Calibri" fo:font-size="15pt" fo:font-style="normal" fo:font-weight="bold" officeooo:rsid="0001892c" officeooo:paragraph-rsid="0001892c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Calibri" fo:font-size="15pt" fo:font-style="normal" fo:font-weight="bold" officeooo:rsid="00060229" officeooo:paragraph-rsid="00060229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Calibri" fo:font-size="15pt" fo:font-style="normal" fo:font-weight="bold" officeooo:rsid="00083c0c" officeooo:paragraph-rsid="00083c0c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Calibri" fo:font-size="15pt" fo:font-style="normal" fo:font-weight="bold" officeooo:rsid="00083c0c" officeooo:paragraph-rsid="000bc48e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Calibri" fo:font-size="15pt" fo:language="es" fo:country="ES" fo:font-style="normal" fo:font-weight="bold" officeooo:rsid="000bc48e" officeooo:paragraph-rsid="000bc48e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dobe Gothic Std B" fo:font-size="10.5pt" fo:font-style="normal" fo:font-weight="normal" officeooo:rsid="00007686" officeooo:paragraph-rsid="00007686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5pt" fo:font-style="normal" fo:font-weight="bold" officeooo:rsid="00021f48" officeooo:paragraph-rsid="00021f48" style:font-size-asian="15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Adobe Gothic Std B" fo:font-size="10.5pt" fo:letter-spacing="normal" fo:font-style="normal" fo:font-weight="normal" officeooo:paragraph-rsid="0001892c" style:font-size-asian="10.5pt" style:font-size-complex="10.5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3pt" fo:language="es" fo:country="ES" fo:font-style="normal" fo:font-weight="normal" officeooo:rsid="0016ad34" officeooo:paragraph-rsid="0016ad34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font-name="Calibri" fo:font-size="15pt" fo:font-style="normal" fo:font-weight="normal" officeooo:rsid="0009dce4" officeooo:paragraph-rsid="0011f96e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officeooo:paragraph-rsid="0011f96e"/>
    </style:style>
    <style:style style:name="P40" style:family="paragraph" style:parent-style-name="Text_20_body">
      <style:paragraph-properties fo:margin-top="0cm" fo:margin-bottom="0.344cm" loext:contextual-spacing="false" fo:orphans="2" fo:widows="2"/>
      <style:text-properties fo:font-variant="normal" fo:text-transform="none" fo:color="#000000" style:font-name="Adobe Gothic Std B" fo:font-size="10.5pt" fo:letter-spacing="normal" fo:font-style="normal" fo:font-weight="normal" officeooo:paragraph-rsid="000bc48e" style:font-size-asian="10.5pt" style:font-size-complex="10.5pt"/>
    </style:style>
    <style:style style:name="T1" style:family="text">
      <style:text-properties officeooo:rsid="00007686"/>
    </style:style>
    <style:style style:name="T2" style:family="text">
      <style:text-properties officeooo:rsid="0001892c"/>
    </style:style>
    <style:style style:name="T3" style:family="text">
      <style:text-properties officeooo:rsid="00023d83"/>
    </style:style>
    <style:style style:name="T4" style:family="text">
      <style:text-properties officeooo:rsid="00034dc3"/>
    </style:style>
    <style:style style:name="T5" style:family="text">
      <style:text-properties officeooo:rsid="0004da98"/>
    </style:style>
    <style:style style:name="T6" style:family="text">
      <style:text-properties officeooo:rsid="00060229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23d83" style:font-size-asian="12pt" style:font-size-complex="12pt"/>
    </style:style>
    <style:style style:name="T9" style:family="text">
      <style:text-properties fo:font-variant="normal" fo:text-transform="none" fo:color="#273239" style:font-name="Consolas" fo:font-size="12pt" fo:letter-spacing="normal" fo:font-weight="normal" loext:padding="0cm" loext:border="none"/>
    </style:style>
    <style:style style:name="T10" style:family="text">
      <style:text-properties fo:font-variant="normal" fo:text-transform="none" fo:color="#273239" style:font-name="Consolas" fo:font-size="12pt" fo:letter-spacing="normal" fo:font-weight="normal" officeooo:rsid="000bc48e" loext:padding="0cm" loext:border="none"/>
    </style:style>
    <style:style style:name="T11" style:family="text">
      <style:text-properties fo:font-variant="normal" fo:text-transform="none" fo:color="#273239" style:font-name="Consolas" fo:font-size="12pt" fo:letter-spacing="normal" fo:language="es" fo:country="ES" fo:font-style="normal" fo:font-weight="normal" officeooo:rsid="000bc48e" loext:padding="0cm" loext:border="none"/>
    </style:style>
    <style:style style:name="T12" style:family="text">
      <style:text-properties fo:font-variant="normal" fo:text-transform="none" fo:color="#273239" style:font-name="Consolas" fo:font-size="12pt" fo:letter-spacing="normal" fo:language="es" fo:country="ES" fo:font-weight="normal" officeooo:rsid="000bc48e" loext:padding="0cm" loext:border="none"/>
    </style:style>
    <style:style style:name="T13" style:family="text">
      <style:text-properties fo:font-variant="normal" fo:text-transform="none" fo:color="#273239" style:font-name="Consolas" fo:font-size="12pt" fo:letter-spacing="normal" fo:language="es" fo:country="ES" fo:font-weight="normal" officeooo:rsid="000d4641" loext:padding="0cm" loext:border="none"/>
    </style:style>
    <style:style style:name="T14" style:family="text">
      <style:text-properties fo:font-variant="normal" fo:text-transform="none" fo:color="#273239" style:font-name="Calibri" fo:font-size="13pt" fo:letter-spacing="normal" fo:font-weight="normal" style:font-size-asian="13pt" style:font-size-complex="13pt" loext:padding="0cm" loext:border="none"/>
    </style:style>
    <style:style style:name="T15" style:family="text">
      <style:text-properties fo:font-variant="normal" fo:text-transform="none" fo:color="#273239" fo:font-size="13pt" fo:letter-spacing="normal" fo:font-weight="normal" officeooo:rsid="0011f96e" style:font-size-asian="13pt" style:font-size-complex="13pt" loext:padding="0cm" loext:border="none"/>
    </style:style>
    <style:style style:name="T16" style:family="text">
      <style:text-properties fo:font-variant="normal" fo:text-transform="none" fo:color="#202124" style:font-name="arial" fo:font-size="12pt" fo:letter-spacing="normal" fo:font-weight="normal" officeooo:rsid="000bc48e" loext:padding="0cm" loext:border="none"/>
    </style:style>
    <style:style style:name="T17" style:family="text">
      <style:text-properties fo:font-variant="normal" fo:text-transform="none" fo:color="#202124" style:font-name="arial" fo:font-size="12pt" fo:letter-spacing="normal" fo:language="es" fo:country="ES" fo:font-weight="normal" officeooo:rsid="000bc48e" loext:padding="0cm" loext:border="none"/>
    </style:style>
    <style:style style:name="T18" style:family="text">
      <style:text-properties fo:font-variant="normal" fo:text-transform="none" style:font-name="Arial" fo:font-size="10pt" fo:letter-spacing="normal" fo:font-weight="normal" officeooo:rsid="001b514b" style:font-size-asian="10pt" style:font-weight-asian="normal" style:font-size-complex="10pt" style:font-weight-complex="normal" loext:padding="0cm" loext:border="none"/>
    </style:style>
    <style:style style:name="T19" style:family="text">
      <style:text-properties fo:font-variant="normal" fo:text-transform="none" style:font-name="Arial" fo:font-size="10pt" fo:letter-spacing="normal" fo:font-weight="normal" officeooo:rsid="0011f96e" style:font-size-asian="10pt" style:font-weight-asian="normal" style:font-size-complex="10pt" style:font-weight-complex="normal" loext:padding="0cm" loext:border="none"/>
    </style:style>
    <style:style style:name="T20" style:family="text">
      <style:text-properties fo:font-variant="normal" fo:text-transform="none" style:font-name="Arial" fo:font-size="10pt" fo:letter-spacing="normal" fo:font-weight="normal" officeooo:rsid="0011f96e" style:font-size-asian="10pt" style:font-size-complex="10pt" loext:padding="0cm" loext:border="none"/>
    </style:style>
    <style:style style:name="T21" style:family="text">
      <style:text-properties fo:font-variant="normal" fo:text-transform="none" style:font-name="Arial" fo:font-size="10pt" fo:letter-spacing="normal" fo:font-weight="normal" officeooo:rsid="001ba257" style:font-size-asian="10pt" style:font-size-complex="10pt" loext:padding="0cm" loext:border="none"/>
    </style:style>
    <style:style style:name="T22" style:family="text">
      <style:text-properties fo:font-variant="normal" fo:text-transform="none" style:font-name="Arial" fo:font-size="10pt" fo:letter-spacing="normal" fo:font-style="normal" fo:font-weight="normal" officeooo:rsid="001b514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" style:family="text">
      <style:text-properties fo:font-variant="normal" fo:text-transform="none" style:font-name="Arial" fo:font-size="10pt" fo:letter-spacing="normal" fo:font-style="normal" fo:font-weight="normal" officeooo:rsid="0011f96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" style:family="text">
      <style:text-properties fo:font-variant="normal" fo:text-transform="none" style:font-name="Arial" fo:font-size="10pt" fo:letter-spacing="normal" fo:font-style="normal" fo:font-weight="normal" officeooo:rsid="0011f96e" style:font-size-asian="10pt" style:font-weight-asian="normal" style:font-size-complex="10pt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0pt" fo:letter-spacing="normal" fo:font-weight="normal" officeooo:rsid="001b514b" style:font-size-asian="10pt" style:font-weight-asian="normal" style:font-size-complex="10pt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0pt" fo:letter-spacing="normal" fo:font-weight="normal" officeooo:rsid="0011f96e" style:font-size-asian="10pt" style:font-weight-asian="normal" style:font-size-complex="10pt" style:font-weight-complex="normal" loext:padding="0cm" loext:border="none"/>
    </style:style>
    <style:style style:name="T27" style:family="text">
      <style:text-properties fo:font-variant="normal" fo:text-transform="none" fo:color="#000000" style:font-name="Arial" fo:font-size="10pt" fo:letter-spacing="normal" fo:font-weight="normal" officeooo:rsid="0011f96e" style:font-size-asian="10pt" style:font-size-complex="10pt" loext:padding="0cm" loext:border="none"/>
    </style:style>
    <style:style style:name="T28" style:family="text">
      <style:text-properties fo:font-variant="normal" fo:text-transform="none" fo:color="#000000" style:font-name="Arial" fo:font-size="10pt" fo:letter-spacing="normal" fo:font-weight="normal" officeooo:rsid="001ba257" style:font-size-asian="10pt" style:font-size-complex="10pt" loext:padding="0cm" loext:border="none"/>
    </style:style>
    <style:style style:name="T29" style:family="text">
      <style:text-properties fo:font-variant="normal" fo:text-transform="none" fo:color="#000000" style:font-name="Arial" fo:font-size="10pt" fo:letter-spacing="normal" fo:font-style="normal" fo:font-weight="normal" officeooo:rsid="001b514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style:font-name="Arial" fo:font-size="10pt" fo:letter-spacing="normal" fo:font-style="normal" fo:font-weight="normal" officeooo:rsid="0011f96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style:font-name="Arial" fo:font-size="10pt" fo:letter-spacing="normal" fo:font-style="normal" fo:font-weight="normal" officeooo:rsid="0011f96e" style:font-size-asian="10pt" style:font-weight-asian="normal" style:font-size-complex="10pt" style:font-weight-complex="normal" loext:padding="0cm" loext:border="none"/>
    </style:style>
    <style:style style:name="T32" style:family="text"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normal" officeooo:rsid="001b514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normal" officeooo:rsid="0011f96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normal" officeooo:rsid="0011f96e" style:font-size-asian="10pt" style:font-weight-asian="normal" style:font-size-complex="10pt" style:font-weight-complex="normal" loext:padding="0cm" loext:border="none"/>
    </style:style>
    <style:style style:name="T35" style:family="text">
      <style:text-properties fo:font-variant="normal" fo:text-transform="none" fo:color="#000000" style:font-name="Arial" fo:font-size="10pt" fo:letter-spacing="normal" style:text-underline-style="solid" style:text-underline-width="auto" style:text-underline-color="font-color" fo:font-weight="normal" officeooo:rsid="0011f96e" style:font-size-asian="10pt" style:font-size-complex="10pt" loext:padding="0cm" loext:border="none"/>
    </style:style>
    <style:style style:name="T36" style:family="text">
      <style:text-properties fo:font-variant="normal" fo:text-transform="none" fo:color="#000000" style:font-name="Arial" fo:font-size="10pt" fo:letter-spacing="normal" style:text-underline-style="solid" style:text-underline-width="auto" style:text-underline-color="font-color" fo:font-weight="normal" officeooo:rsid="001ba257" style:font-size-asian="10pt" style:font-size-complex="10pt" loext:padding="0cm" loext:border="none"/>
    </style:style>
    <style:style style:name="T37" style:family="text">
      <style:text-properties fo:font-variant="normal" fo:text-transform="none" fo:color="#000000" fo:font-size="13pt" fo:letter-spacing="normal" fo:font-weight="normal" officeooo:rsid="0011f96e" style:font-size-asian="13pt" style:font-size-complex="13pt" loext:padding="0cm" loext:border="none"/>
    </style:style>
    <style:style style:name="T38" style:family="text">
      <style:text-properties fo:font-variant="normal" fo:text-transform="none" fo:color="#000000" fo:font-size="13pt" fo:letter-spacing="normal" fo:font-weight="normal" style:font-size-asian="13pt" style:font-size-complex="13pt" loext:padding="0cm" loext:border="none"/>
    </style:style>
    <style:style style:name="T39" style:family="text">
      <style:text-properties fo:font-variant="normal" fo:text-transform="none" fo:color="#000000" style:font-name="Consolas" fo:font-size="12pt" fo:letter-spacing="normal" fo:font-weight="normal" loext:padding="0cm" loext:border="none"/>
    </style:style>
    <style:style style:name="T40" style:family="text">
      <style:text-properties fo:font-variant="normal" fo:text-transform="none" fo:color="#000000" style:font-name="Consolas" fo:font-size="12pt" fo:letter-spacing="normal" fo:font-weight="normal" officeooo:rsid="000bc48e" loext:padding="0cm" loext:border="none"/>
    </style:style>
    <style:style style:name="T41" style:family="text">
      <style:text-properties fo:font-variant="normal" fo:text-transform="none" fo:color="#000000" style:font-name="Consolas" fo:font-size="12pt" fo:letter-spacing="normal" fo:language="es" fo:country="ES" fo:font-weight="normal" officeooo:rsid="000bc48e" loext:padding="0cm" loext:border="none"/>
    </style:style>
    <style:style style:name="T42" style:family="text">
      <style:text-properties fo:font-variant="normal" fo:text-transform="none" fo:color="#000000" style:font-name="Consolas" fo:font-size="12pt" fo:letter-spacing="normal" fo:language="es" fo:country="ES" fo:font-weight="normal" officeooo:rsid="000d4641" loext:padding="0cm" loext:border="none"/>
    </style:style>
    <style:style style:name="T43" style:family="text">
      <style:text-properties fo:font-variant="normal" fo:text-transform="none" fo:color="#000000" style:font-name="Consolas" fo:font-size="12pt" fo:letter-spacing="normal" fo:language="es" fo:country="ES" fo:font-style="normal" fo:font-weight="normal" officeooo:rsid="000bc48e" loext:padding="0cm" loext:border="none"/>
    </style:style>
    <style:style style:name="T44" style:family="text">
      <style:text-properties fo:font-variant="normal" fo:text-transform="none" fo:color="#000000" style:font-name="arial" fo:font-size="12pt" fo:letter-spacing="normal" fo:font-weight="normal" officeooo:rsid="000bc48e" loext:padding="0cm" loext:border="none"/>
    </style:style>
    <style:style style:name="T45" style:family="text">
      <style:text-properties fo:font-variant="normal" fo:text-transform="none" fo:color="#000000" style:font-name="arial" fo:font-size="12pt" fo:letter-spacing="normal" fo:language="es" fo:country="ES" fo:font-weight="normal" officeooo:rsid="000bc48e" loext:padding="0cm" loext:border="none"/>
    </style:style>
    <style:style style:name="T46" style:family="text">
      <style:text-properties fo:font-variant="normal" fo:text-transform="none" fo:font-size="13pt" fo:letter-spacing="normal" fo:font-weight="normal" officeooo:rsid="0011f96e" style:font-size-asian="13pt" style:font-size-complex="13pt" loext:padding="0cm" loext:border="none"/>
    </style:style>
    <style:style style:name="T47" style:family="text">
      <style:text-properties fo:font-variant="normal" fo:text-transform="none" style:font-name="Calibri" fo:font-size="13pt" fo:letter-spacing="normal" fo:font-weight="normal" style:font-size-asian="13pt" style:font-size-complex="13pt" loext:padding="0cm" loext:border="none"/>
    </style:style>
    <style:style style:name="T48" style:family="text">
      <style:text-properties fo:font-variant="normal" fo:text-transform="none" style:font-name="Consolas" fo:font-size="12pt" fo:letter-spacing="normal" fo:font-weight="normal" loext:padding="0cm" loext:border="none"/>
    </style:style>
    <style:style style:name="T49" style:family="text">
      <style:text-properties fo:font-variant="normal" fo:text-transform="none" style:font-name="Consolas" fo:font-size="12pt" fo:letter-spacing="normal" fo:font-weight="normal" officeooo:rsid="000bc48e" loext:padding="0cm" loext:border="none"/>
    </style:style>
    <style:style style:name="T50" style:family="text">
      <style:text-properties fo:font-variant="normal" fo:text-transform="none" style:font-name="Consolas" fo:font-size="12pt" fo:letter-spacing="normal" fo:language="es" fo:country="ES" fo:font-weight="normal" officeooo:rsid="000bc48e" loext:padding="0cm" loext:border="none"/>
    </style:style>
    <style:style style:name="T51" style:family="text">
      <style:text-properties fo:font-variant="normal" fo:text-transform="none" style:font-name="Consolas" fo:font-size="12pt" fo:letter-spacing="normal" fo:language="es" fo:country="ES" fo:font-weight="normal" officeooo:rsid="000d4641" loext:padding="0cm" loext:border="none"/>
    </style:style>
    <style:style style:name="T52" style:family="text">
      <style:text-properties fo:font-variant="normal" fo:text-transform="none" style:font-name="Consolas" fo:font-size="12pt" fo:letter-spacing="normal" fo:language="es" fo:country="ES" fo:font-style="normal" fo:font-weight="normal" officeooo:rsid="000bc48e" loext:padding="0cm" loext:border="none"/>
    </style:style>
    <style:style style:name="T53" style:family="text">
      <style:text-properties fo:font-variant="normal" fo:text-transform="none" style:font-name="arial" fo:font-size="12pt" fo:letter-spacing="normal" fo:font-weight="normal" officeooo:rsid="000bc48e" loext:padding="0cm" loext:border="none"/>
    </style:style>
    <style:style style:name="T54" style:family="text">
      <style:text-properties fo:font-variant="normal" fo:text-transform="none" style:font-name="arial" fo:font-size="12pt" fo:letter-spacing="normal" fo:language="es" fo:country="ES" fo:font-weight="normal" officeooo:rsid="000bc48e" loext:padding="0cm" loext:border="none"/>
    </style:style>
    <style:style style:name="T55" style:family="text">
      <style:text-properties officeooo:rsid="000bc48e"/>
    </style:style>
    <style:style style:name="T56" style:family="text">
      <style:text-properties fo:language="es" fo:country="ES" officeooo:rsid="000bc48e"/>
    </style:style>
    <style:style style:name="T57" style:family="text">
      <style:text-properties fo:language="es" fo:country="ES" officeooo:rsid="000d4641"/>
    </style:style>
    <style:style style:name="T58" style:family="text">
      <style:text-properties officeooo:rsid="001895b9"/>
    </style:style>
    <style:style style:name="T59" style:family="text">
      <style:text-properties officeooo:rsid="001a1d65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1ba71e" style:font-weight-asian="bold" style:font-weight-complex="bold"/>
    </style:style>
    <style:style style:name="T62" style:family="text">
      <style:text-properties style:font-name="Arial"/>
    </style:style>
    <style:style style:name="T63" style:family="text">
      <style:text-properties fo:color="#000000"/>
    </style:style>
    <style:style style:name="T64" style:family="text">
      <style:text-properties fo:color="#000000" style:text-line-through-style="none" style:text-line-through-type="none" style:font-name="Calibri" style:text-underline-style="none"/>
    </style:style>
    <style:style style:name="T65" style:family="text">
      <style:text-properties fo:color="#000000" style:text-line-through-style="none" style:text-line-through-type="none" style:font-name="Arial" style:text-underline-style="none"/>
    </style:style>
    <style:style style:name="T66" style:family="text">
      <style:text-properties fo:color="#000000" officeooo:rsid="001ba71e"/>
    </style:style>
    <style:style style:name="T67" style:family="text">
      <style:text-properties fo:color="#000000" fo:font-weight="bold" style:font-weight-asian="bold" style:font-weight-complex="bold"/>
    </style:style>
    <style:style style:name="T68" style:family="text">
      <style:text-properties fo:color="#000000" fo:font-weight="bold" officeooo:rsid="001ba71e" style:font-weight-asian="bold" style:font-weight-complex="bold"/>
    </style:style>
    <style:style style:name="T69" style:family="text">
      <style:text-properties officeooo:rsid="001ba71e"/>
    </style:style>
    <style:style style:name="T70" style:family="text">
      <style:text-properties style:font-name="Calibri"/>
    </style:style>
    <style:style style:name="T71" style:family="text">
      <style:text-properties style:font-name="Calibri" style:text-underline-style="solid" style:text-underline-width="auto" style:text-underline-color="font-color"/>
    </style:style>
    <style:style style:name="T72" style:family="text">
      <style:text-properties style:text-line-through-style="solid" style:text-line-through-type="single" style:font-name="Calibri" style:text-underline-style="solid" style:text-underline-width="auto" style:text-underline-color="font-color"/>
    </style:style>
    <style:style style:name="T73" style:family="text">
      <style:text-properties style:text-line-through-style="none" style:text-line-through-type="none" style:font-name="Calibri" style:text-underline-style="solid" style:text-underline-width="auto" style:text-underline-color="font-color"/>
    </style:style>
    <style:style style:name="T74" style:family="text">
      <style:text-properties style:text-line-through-style="none" style:text-line-through-type="none" style:font-name="Calibri" style:text-underline-style="none"/>
    </style:style>
    <style:style style:name="T75" style:family="text">
      <style:text-properties style:text-line-through-style="none" style:text-line-through-type="none" style:font-name="Calibri" style:text-underline-style="none" fo:font-weight="normal" style:font-weight-asian="normal" style:font-weight-complex="normal"/>
    </style:style>
    <style:style style:name="T76" style:family="text">
      <style:text-properties style:text-line-through-style="none" style:text-line-through-type="none" style:font-name="Calibri" fo:font-style="italic" style:text-underline-style="none" style:font-style-asian="italic" style:font-style-complex="italic"/>
    </style:style>
    <style:style style:name="T77" style:family="text">
      <style:text-properties style:text-line-through-style="none" style:text-line-through-type="none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T78" style:family="text">
      <style:text-properties style:text-line-through-style="none" style:text-line-through-type="none" style:font-name="Arial" style:text-underline-style="none"/>
    </style:style>
    <style:style style:name="T79" style:family="text">
      <style:text-properties fo:color="#666633"/>
    </style:style>
    <style:style style:name="T80" style:family="text">
      <style:text-properties officeooo:rsid="001be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istemas Operativos – Carpeta</text:p>
      <text:p text:style-name="P26"/>
      <text:p text:style-name="P26">Equipo: Ismael Zás, Yonathan Bengoa,</text:p>
      <text:p text:style-name="P26">Agustin Macias, <text:span text:style-name="T1">Angel Consentino, Mena, Robert Leal</text:span></text:p>
      <text:p text:style-name="P27"/>
      <text:p text:style-name="P28">A) <text:span text:style-name="T74">S</text:span><text:span text:style-name="T78">eleción de distribución de Linux a utilizar, argumentación de la desición y paso a paso de la instalación.</text:span></text:p>
      <text:p text:style-name="P18"/>
      <text:p text:style-name="P34">SO: <text:span text:style-name="T2">Linux Mint 20.2 Cinnamon Edition 64 Bits ya que es, gratis, recibe actualizaciones constantes, es ligero aún al ser el más pesado de las 3 versiones y viene con programas preinstalados opcionales los cuales ahorran tiempo post-instalación.</text:span></text:p>
      <text:p text:style-name="P18"/>
      <text:p text:style-name="P29">R<text:span text:style-name="T62">equisitos: <text:s/></text:span></text:p>
      <text:p text:style-name="P36">2GB RAM (4GB recommended for a comfortable usage).</text:p>
      <text:p text:style-name="P40">20GB of disk space (100GB recommended) <text:s/><text:span text:style-name="T55">1</text:span>024×768 resolution (on lower resolutions, press ALT to drag windows with the mouse if they don’t fit in the screen).</text:p>
      <text:p text:style-name="P35">Pasos para instalar:</text:p>
      <text:p text:style-name="P9"/>
      <text:p text:style-name="P3"><text:span text:style-name="T7">1) Descargar la </text:span><text:span text:style-name="T8">ISO</text:span><text:span text:style-name="T7"> desde </text:span><text:a xlink:type="simple" xlink:href="https://blog.linuxmint.com/?p=4102" text:style-name="Internet_20_link" text:visited-style-name="Visited_20_Internet_20_Link"><text:span text:style-name="T7">https://blog.linuxmint.com/?p=4102</text:span></text:a><text:span text:style-name="T7"> (la pagina oficial de Linux Mint)</text:span></text:p>
      <text:p text:style-name="P4"/>
      <text:p text:style-name="P4">2) Ahora tienes 3 opciones, sea que la ISO la quemas en un disco, para instalación en VirtualBox o en un USB STICK, pero nosotros usaremos la del USB STICK.</text:p>
      <text:p text:style-name="P4"/>
      <text:p text:style-name="P3"><text:span text:style-name="T7">3) Descarga Rufus desde </text:span><text:a xlink:type="simple" xlink:href="https://rufus.ie/en/" text:style-name="Internet_20_link" text:visited-style-name="Visited_20_Internet_20_Link"><text:span text:style-name="T7">https://rufus.ie/en/</text:span></text:a><text:span text:style-name="T7"> es para crear el USB Booteable</text:span></text:p>
      <text:p text:style-name="P4"/>
      <text:p text:style-name="P5">4) <text:span text:style-name="T3">Instalar el programa o usar la version portable, la mas conveniente es esta ultima, pero puedes descargar cualquiera.</text:span></text:p>
      <text:p text:style-name="P6">* Al abrir el programa, en Device hay que poner el dispositivo, es decir, a cual USB quieres <text:s/>montar la ISO. </text:p>
      <text:p text:style-name="P6">* En Boot Selection va la ruta de la ISO, la seleccionamos al lado dando a Select. </text:p>
      <text:p text:style-name="P6">* Despues podremos cambiar el nombre del dispositivo en Volume Label y otras opciones pero ahora estamos listos, dando a Start se inicia el montado de la ISO al USB.</text:p>
      <text:p text:style-name="P4"/>
      <text:p text:style-name="P6">5) Con el USB conectado a la PC y esta apagada, presionamos la tecla correspondiente para <text:span text:style-name="T4">iniciar la Boot Device Options y seguidamente iniciamos el USB Booteable.</text:span></text:p>
      <text:p text:style-name="P6"/>
      <text:p text:style-name="P7">6) Nos aparecera diferentes opciones, una de ellas es “Start Linux Mint”, le damos ahí. Y nos llevara a<text:span text:style-name="T5">l escritorio pero Mint no estara instalado para ello le damos a “Install Linux Mint”</text:span></text:p>
      <text:p text:style-name="P8"/>
      <text:p text:style-name="P8">7) <text:span text:style-name="T6">De aquí nos queda seguir la instalación de Linux Mint, es simple no hay que hacer nada fuera de lo común, si hay alguna duda preferiblemente seleccionar “la opcion recomendada”</text:span></text:p>
      <text:p text:style-name="P1"/>
      <text:p text:style-name="P30"><text:soft-page-break/>B) Configuración de variables de entorno: Nombre de la empresa, Nombre de producto, Ruta de la carpet de respaldo y/o otras variables que concideren relevantes.</text:p>
      <text:p text:style-name="P11"><text:span text:style-name="Strong_20_Emphasis"><text:span text:style-name="T25"/></text:span></text:p>
      <text:p text:style-name="P39"><text:span text:style-name="Strong_20_Emphasis"><text:span text:style-name="T32">Las variables de entorno son </text:span></text:span><text:span text:style-name="Strong_20_Emphasis"><text:span text:style-name="T33">una cadena de texto que sistemas operativos como Windows, Linux o Mac usan para almacenar valores, </text:span></text:span><text:span text:style-name="Strong_20_Emphasis"><text:span text:style-name="T32">N</text:span></text:span><text:span text:style-name="Strong_20_Emphasis"><text:span text:style-name="T34">ormalmente, esos valores hacen referencia a archivos, directorios y funciones comunes del sistema cuya ruta concreta puede variar.</text:span></text:span><text:span text:style-name="Strong_20_Emphasis"><text:span text:style-name="T26"> </text:span></text:span></text:p>
      <text:p text:style-name="P11"><text:span text:style-name="Strong_20_Emphasis"><text:span text:style-name="T37"/></text:span></text:p>
      <text:p text:style-name="P20">export nom_<text:span text:style-name="T57">empresa</text:span> <text:s/>= “Bit By Bit”</text:p>
      <text:p text:style-name="P20">export nombre_producto = “Aprende Ingles”</text:p>
      <text:p text:style-name="P20">export ruta_respaldo = “/home/admin/Backup/Proyecto”</text:p>
      <text:p text:style-name="P20"/>
      <text:p text:style-name="P31">C) Mensaje de bienvenida al abrir el terminal (utilizar variable de entorno)</text:p>
      <text:p text:style-name="P31"/>
      <text:p text:style-name="P11"><text:span text:style-name="Strong_20_Emphasis"><text:span text:style-name="T35">Los archivos del entorno sirven para almacenar de manera permanente </text:span></text:span><text:span text:style-name="Strong_20_Emphasis"><text:span text:style-name="T36">lo que se definio en las configuraciones de el entorno del usuario</text:span></text:span></text:p>
      <text:p text:style-name="P11"><text:span text:style-name="Strong_20_Emphasis"><text:span text:style-name="T37"/></text:span></text:p>
      <text:p text:style-name="P10"><text:span text:style-name="Strong_20_Emphasis"><text:span text:style-name="T38">vim ~/.bashrc</text:span></text:span></text:p>
      <text:p text:style-name="P19">esc</text:p>
      <text:p text:style-name="P22">G</text:p>
      <text:p text:style-name="P12"><text:span text:style-name="Strong_20_Emphasis"><text:span text:style-name="T39">echo "</text:span></text:span><text:span text:style-name="Strong_20_Emphasis"><text:span text:style-name="T41">B</text:span></text:span><text:span text:style-name="Strong_20_Emphasis"><text:span text:style-name="T40">ienvenido &lt;nom_usuario&gt;!-&lt;nom_</text:span></text:span><text:span text:style-name="Strong_20_Emphasis"><text:span text:style-name="T42">producto</text:span></text:span><text:span text:style-name="Strong_20_Emphasis"><text:span text:style-name="T40">&gt;</text:span></text:span><text:span text:style-name="Strong_20_Emphasis"><text:span text:style-name="T44">|</text:span></text:span><text:span text:style-name="Strong_20_Emphasis"><text:span text:style-name="T45">&lt;</text:span></text:span><text:span text:style-name="Strong_20_Emphasis"><text:span text:style-name="T41">nom_empresa&gt;-”</text:span></text:span></text:p>
      <text:p text:style-name="P13"><text:span text:style-name="Strong_20_Emphasis"><text:span text:style-name="T43"/></text:span></text:p>
      <text:p text:style-name="P21"/>
      <text:p text:style-name="P32"><text:span text:style-name="T55">D</text:span>) <text:span text:style-name="T56">Estudio de roles y usuarios del sistema</text:span></text:p>
      <text:p text:style-name="P33"/>
      <text:p text:style-name="P23"><text:span text:style-name="T60">Programador</text:span>: <text:span text:style-name="T58">Puede acceder a la ruta de XMAPP y los IDE, no tiene acceso al estilo css</text:span></text:p>
      <text:p text:style-name="P23"/>
      <text:p text:style-name="P23"><text:span text:style-name="T60">Diseñador</text:span>: <text:span text:style-name="T59">acceso al estilo css encargado principal de la estética de la pagina.</text:span></text:p>
      <text:p text:style-name="P23"/>
      <text:p text:style-name="P23"><text:span text:style-name="T60">Root</text:span>: <text:s/><text:span text:style-name="T58">acceso a todo para supervisar el progreso, no tiene acceso a la ruta XMAPP ni tampoco los IDE.</text:span></text:p>
      <text:p text:style-name="P23"/>
      <text:p text:style-name="P23"><text:span text:style-name="T60">Marketing</text:span>: <text:span text:style-name="T58">tiene acceso superficial al trabajo del diseñador para que pueda crear contenido en base a eso, no puede codificar el contenido de diseño.</text:span></text:p>
      <text:p text:style-name="P25"/>
      <text:p text:style-name="P24"><text:span text:style-name="T61">Documentación</text:span>: encargado de organizar la <text:span text:style-name="T80">información</text:span> y <text:span text:style-name="T80">documentación</text:span> del proyecto, no puede modificar el contenido documentado.</text:p>
      <text:p text:style-name="P24"/>
      <text:p text:style-name="P14"><text:span text:style-name="T67">T</text:span><text:span text:style-name="T68">é</text:span><text:span text:style-name="T67">cnico</text:span><text:span text:style-name="T63">: se encarga de m</text:span>antener el equipo en pleno funcionamiento, no tiene acceso a los proyectos como tal.</text:p>
      <text:p text:style-name="P16"/>
      <text:p text:style-name="P16"/>
      <text:p text:style-name="P16"/>
      <text:p text:style-name="P16"><text:soft-page-break/></text:p>
      <text:p text:style-name="P2">E) Crear un script de administración de usuario </text:p>
      <text:p text:style-name="P2"/>
      <text:p text:style-name="P37">#!/bin/bash<text:line-break/>Stop=0<text:line-break/>while Stop=0; do<text:line-break/>echo <text:s/>--------------------------------------------------------------<text:line-break/>echo <text:s/>/ "1- Dar de Alta" <text:s text:c="51"/>/<text:line-break/>echo <text:s/>/ "2- Modificar User" <text:s text:c="44"/>/<text:line-break/>echo <text:s/>/ "3- Eliminar User" <text:s text:c="47"/>/<text:line-break/>echo <text:s/>/ "4- Listar Users" <text:s text:c="50"/>/<text:line-break/>echo <text:s/>/ "5- Salir" <text:s text:c="63"/>/ <text:s text:c="8"/><text:line-break/>echo <text:s/>--------------------------------------------------------------<text:line-break/>read res<text:line-break/>case res in<text:line-break/>1)<text:line-break/>clear<text:line-break/>echo "Escribe nombre de usuario"<text:line-break/>read usuario<text:line-break/>useradd -c $usuario -d /etc/passwd/$usuario<text:line-break/>;;<text:line-break/>2)<text:line-break/>clear<text:line-break/>echo "--------------------------------------------------------------------------------------------------------------"<text:line-break/>echo "/ <text:s text:c="41"/>//Opciones// <text:s text:c="78"/>/" <text:line-break/>echo "/ <text:s text:c="29"/>Escribe comando para modificar usuario <text:s text:c="41"/>/"<text:line-break/>echo "/ [-c commentario] [-d directorio de inicio [-f tiempo inactivo] <text:s text:c="34"/>/” <text:s text:c="7"/><text:line-break/>echo "/ <text:s text:c="5"/>[-G grupo] [-l nombre de login] [-p contraseña] [-s shell] [-L login] <text:s text:c="19"/>/"<text:line-break/>echo "/ <text:s text:c="27"/>EJ: usermod –d /home/testnew test <text:s text:c="48"/>/"<text:line-break/>echo "----------------------------------------------------------------------------------------------------------"<text:line-break/>read usuariomod<text:line-break/>$usuariomod<text:line-break/>;; <text:s/><text:line-break/>3)<text:line-break/>clear<text:line-break/>echo "Escribe cual usuario quieres borrar"<text:line-break/>read usuariodel<text:line-break/>deluser $usuariodel<text:line-break/>;;<text:line-break/>4)<text:line-break/>clear<text:line-break/>cat /etc/passwd<text:line-break/><text:soft-page-break/>;;<text:line-break/>5)<text:line-break/>clear<text:line-break/>echo "See you next time"<text:line-break/>sleep 2<text:line-break/>exit <text:line-break/>;;<text:line-break/>*)<text:line-break/>clear<text:line-break/>echo ese numero no es valido<text:line-break/>break<text:line-break/>;;<text:line-break/>esac<text:line-break/>done</text:p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Georgia" svg:font-family="Georgia, 'Bitstream Charter', serif"/>
    <style:font-face style:name="Roboto" svg:font-family="Roboto"/>
    <style:font-face style:name="apple-system" svg:font-family="apple-system, BlinkMacSystemFont, 'Segoe UI', Roboto, Oxygen, Ubuntu, Cantarell, 'Open Sans', 'Helvetica Neue', sans-serif"/>
    <style:font-face style:name="arial" svg:font-family="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00:38:35.557000000</meta:creation-date>
    <dc:date>2021-09-11T11:42:51.218000000</dc:date>
    <meta:editing-duration>PT1H54M45S</meta:editing-duration>
    <meta:editing-cycles>7</meta:editing-cycles>
    <meta:generator>LibreOffice/5.1.2.2$Windows_x86 LibreOffice_project/d3bf12ecb743fc0d20e0be0c58ca359301eb705f</meta:generator>
    <meta:document-statistic meta:table-count="0" meta:image-count="0" meta:object-count="0" meta:page-count="4" meta:paragraph-count="40" meta:word-count="743" meta:character-count="5421" meta:non-whitespace-character-count="4100"/>
  </office:meta>
</office:document-meta>
</file>